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36pt" fo:font-style="italic" fo:font-weight="normal" officeooo:rsid="001cc517" officeooo:paragraph-rsid="001cc517" style:font-size-asian="31.5pt" style:font-style-asian="italic" style:font-weight-asian="normal" style:font-size-complex="36pt" style:font-style-complex="italic" style:font-weight-complex="normal"/>
    </style:style>
    <style:style style:name="P2" style:family="paragraph" style:parent-style-name="Standard">
      <style:text-properties style:font-name="Consolas" fo:font-size="8pt" fo:font-style="italic" fo:font-weight="normal" officeooo:rsid="001cc517" officeooo:paragraph-rsid="001cc517" style:font-size-asian="7pt" style:font-style-asian="italic" style:font-weight-asian="normal" style:font-size-complex="8pt" style:font-style-complex="italic" style:font-weight-complex="normal"/>
    </style:style>
    <style:style style:name="P3" style:family="paragraph" style:parent-style-name="Standard">
      <style:text-properties style:font-name="Consolas" fo:font-size="8pt" fo:font-style="italic" fo:font-weight="bold" officeooo:rsid="001cc517" officeooo:paragraph-rsid="001cc517" style:font-size-asian="7pt" style:font-style-asian="italic" style:font-weight-asian="bold" style:font-size-complex="8pt" style:font-style-complex="italic" style:font-weight-complex="bold"/>
    </style:style>
    <style:style style:name="P4" style:family="paragraph" style:parent-style-name="Standard">
      <style:text-properties style:font-name="Consolas" fo:font-size="8pt" fo:font-style="normal" fo:font-weight="normal" officeooo:rsid="001cc517" officeooo:paragraph-rsid="001cc517" style:font-size-asian="7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text-properties style:font-name="Consolas" fo:font-size="8pt" fo:font-style="normal" fo:font-weight="normal" officeooo:rsid="001d2116" officeooo:paragraph-rsid="001d2116" style:font-size-asian="7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text-properties style:font-name="Consolas" fo:font-size="8pt" fo:font-style="normal" fo:font-weight="normal" officeooo:rsid="001dfff5" officeooo:paragraph-rsid="001dfff5" style:font-size-asian="7pt" style:font-style-asian="normal" style:font-weight-asian="normal" style:font-size-complex="8pt" style:font-style-complex="normal" style:font-weight-complex="normal"/>
    </style:style>
    <style:style style:name="T1" style:family="text">
      <style:text-properties officeooo:rsid="001d09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p(5.6)</text:p>
      <text:p text:style-name="P4"/>
      <text:p text:style-name="P4">int khop(u16 segment)</text:p>
      <text:p text:style-name="P4">{</text:p>
      <text:p text:style-name="P4"><text:s text:c="2"/>int pid;</text:p>
      <text:p text:style-name="P4"/>
      <text:p text:style-name="P4"><text:s text:c="2"/>printf("[KERNEL] Attemping hop to segment %x ... ", segment);</text:p>
      <text:p text:style-name="P4"/>
      <text:p text:style-name="P4"><text:s text:c="2"/>kfork("/bin/user1", &amp;segment);</text:p>
      <text:p text:style-name="P4"/>
      <text:p text:style-name="P4"><text:s text:c="2"/>copyImage(running-&gt;uss, segment, 32 * 1024); // Copy 32K words</text:p>
      <text:p text:style-name="P4"/>
      <text:p text:style-name="P4"><text:s text:c="2"/>running-&gt;uss = segment;</text:p>
      <text:p text:style-name="P4"/>
      <text:p text:style-name="P4"><text:s text:c="2"/>put_word(segment, segment, running-&gt;usp); <text:s text:c="6"/>// DS</text:p>
      <text:p text:style-name="P4"><text:s text:c="2"/>put_word(segment, segment, running-&gt;usp+2); <text:s text:c="4"/>// ES</text:p>
      <text:p text:style-name="P4"><text:s text:c="2"/>put_word(0, <text:s text:c="6"/>segment, running-&gt;usp+2*8); <text:s text:c="2"/>// AX</text:p>
      <text:p text:style-name="P4"><text:s text:c="2"/>put_word(segment, segment, running-&gt;usp+2*10); <text:s/>// CS</text:p>
      <text:p text:style-name="P4"/>
      <text:p text:style-name="P4"><text:s text:c="2"/>printf("done. Goodbye!\n");</text:p>
      <text:p text:style-name="P4"/>
      <text:p text:style-name="P4"><text:s text:c="2"/>tswitch();</text:p>
      <text:p text:style-name="P4">}</text:p>
      <text:p text:style-name="P2"/>
      <text:p text:style-name="P3">/* <text:span text:style-name="T1">USER MODE </text:span>*/</text:p>
      <text:p text:style-name="P5">int hop()</text:p>
      <text:p text:style-name="P5">{</text:p>
      <text:p text:style-name="P5"><text:s text:c="2"/>u16 segment;</text:p>
      <text:p text:style-name="P5"><text:s text:c="2"/>char text[NAMESIZE];</text:p>
      <text:p text:style-name="P5"/>
      <text:p text:style-name="P5"><text:s text:c="2"/>printf("\nEnter the segment to hop to (ex: 3000): ");</text:p>
      <text:p text:style-name="P5"><text:s text:c="2"/>gets(text);</text:p>
      <text:p text:style-name="P5"/>
      <text:p text:style-name="P5"><text:s text:c="2"/>segment = atoh(text);</text:p>
      <text:p text:style-name="P5"/>
      <text:p text:style-name="P5"><text:s text:c="2"/>printf("\nsegment = %x\n", segment);</text:p>
      <text:p text:style-name="P5"/>
      <text:p text:style-name="P5"><text:s text:c="2"/>syscall(10, segment);</text:p>
      <text:p text:style-name="P5">}</text:p>
      <text:p text:style-name="P5"/>
      <text:p text:style-name="P5"/>
      <text:p text:style-name="P6">u32 atoh(char *str)</text:p>
      <text:p text:style-name="P6">{</text:p>
      <text:p text:style-name="P6"><text:s text:c="2"/>u32 value = 0, digit;</text:p>
      <text:p text:style-name="P6"><text:s text:c="2"/>char c;</text:p>
      <text:p text:style-name="P6"/>
      <text:p text:style-name="P6"><text:s text:c="2"/>while((c = *str++) != '\0')</text:p>
      <text:p text:style-name="P6"><text:s text:c="2"/>{</text:p>
      <text:p text:style-name="P6"><text:s text:c="4"/>if (c &gt;= '0' &amp;&amp; c &lt;= '9')</text:p>
      <text:p text:style-name="P6"><text:s text:c="4"/>{</text:p>
      <text:p text:style-name="P6"><text:s text:c="6"/>digit = (u32)(c - '0');</text:p>
      <text:p text:style-name="P6"><text:s text:c="4"/>}</text:p>
      <text:p text:style-name="P6"><text:s text:c="4"/>else if(c &gt;= 'a' &amp;&amp; c &lt;= 'f')</text:p>
      <text:p text:style-name="P6"><text:s text:c="4"/>{</text:p>
      <text:p text:style-name="P6"><text:s text:c="6"/>digit = (u32) (c - 'a') + 10;</text:p>
      <text:p text:style-name="P6"><text:s text:c="4"/>}</text:p>
      <text:p text:style-name="P6"><text:s text:c="4"/>else if(c &gt;= 'A' &amp;&amp; c &lt;= 'F')</text:p>
      <text:p text:style-name="P6"><text:s text:c="4"/>{</text:p>
      <text:p text:style-name="P6"><text:s text:c="6"/>digit = (u32) (c - 'A') + 10;</text:p>
      <text:p text:style-name="P6"><text:s text:c="4"/>}</text:p>
      <text:p text:style-name="P6"><text:s text:c="4"/>else break;</text:p>
      <text:p text:style-name="P6"/>
      <text:p text:style-name="P6"><text:s text:c="4"/>value = (value &lt;&lt; 4) + digit;</text:p>
      <text:p text:style-name="P6"><text:s text:c="2"/>}</text:p>
      <text:p text:style-name="P6"/>
      <text:p text:style-name="P6"><text:s text:c="2"/>return value;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5:21:04.669487466</meta:creation-date>
    <dc:date>2016-10-07T15:25:28.291850455</dc:date>
    <meta:editing-duration>PT4M19S</meta:editing-duration>
    <meta:editing-cycles>7</meta:editing-cycles>
    <meta:generator>LibreOffice/5.1.5.2$Linux_X86_64 LibreOffice_project/10$Build-2</meta:generator>
    <meta:document-statistic meta:table-count="0" meta:image-count="0" meta:object-count="0" meta:page-count="1" meta:paragraph-count="49" meta:word-count="166" meta:character-count="1075" meta:non-whitespace-character-count="829"/>
  </office:meta>
</office:document-meta>
</file>